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a+b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reduction -- vector examp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Array Elements</text:p>
          </table:table-cell>
          <table:table-cell office:value-type="string" table:style-name="ce1">
            <text:p><text:s/>combine4</text:p>
          </table:table-cell>
          <table:table-cell office:value-type="string" table:style-name="ce1">
            <text:p><text:s/>combine6_5</text:p>
          </table:table-cell>
          <table:table-cell office:value-type="string" table:style-name="ce1">
            <text:p><text:s/>combine8</text:p>
          </table:table-cell>
          <table:table-cell office:value-type="string" table:style-name="ce1">
            <text:p><text:s/>combine8_2</text:p>
          </table:table-cell>
          <table:table-cell office:value-type="string" table:style-name="ce1">
            <text:p><text:s/>combine8_4</text:p>
          </table:table-cell>
          <table:table-cell office:value-type="string" table:style-name="ce1">
            <text:p><text:s/>combine8_8<text:s/></text:p>
          </table:table-cell>
          <table:table-cell table:style-name="ce1"/>
          <table:table-cell office:value-type="string" table:style-name="ce1">
            <text:p><text:s/>combine4</text:p>
          </table:table-cell>
          <table:table-cell office:value-type="string" table:style-name="ce1">
            <text:p><text:s/>combine6_5<text:s/></text:p>
          </table:table-cell>
          <table:table-cell office:value-type="string" table:style-name="ce1">
            <text:p><text:s/>combine8</text:p>
          </table:table-cell>
          <table:table-cell office:value-type="string" table:style-name="ce1">
            <text:p><text:s/>combine8_2</text:p>
          </table:table-cell>
          <table:table-cell office:value-type="string" table:style-name="ce1">
            <text:p><text:s/>combine8_4</text:p>
          </table:table-cell>
          <table:table-cell office:value-type="string" table:style-name="ce1">
            <text:p><text:s/>combine8_8<text:s/></text:p>
          </table:table-cell>
          <table:table-cell table:style-name="ce1"/>
          <table:table-cell office:value-type="string" table:style-name="ce1">
            <text:p>Speedup</text:p>
          </table:table-cell>
          <table:table-cell table:number-columns-repeated="16367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40" table:style-name="ce1">
            <text:p>40</text:p>
          </table:table-cell>
          <table:table-cell office:value-type="float" office:value="62115" table:style-name="ce1">
            <text:p>62115</text:p>
          </table:table-cell>
          <table:table-cell office:value-type="float" office:value="23685" table:style-name="ce1">
            <text:p>23685</text:p>
          </table:table-cell>
          <table:table-cell office:value-type="float" office:value="57717" table:style-name="ce1">
            <text:p>57717</text:p>
          </table:table-cell>
          <table:table-cell office:value-type="float" office:value="49659" table:style-name="ce1">
            <text:p>49659</text:p>
          </table:table-cell>
          <table:table-cell office:value-type="float" office:value="50808" table:style-name="ce1">
            <text:p>50808</text:p>
          </table:table-cell>
          <table:table-cell office:value-type="float" office:value="80907" table:style-name="ce1">
            <text:p>80907</text:p>
          </table:table-cell>
          <table:table-cell table:style-name="ce1"/>
          <table:table-cell office:value-type="float" office:value="1552.875" table:style-name="ce1">
            <text:p>1552.875</text:p>
          </table:table-cell>
          <table:table-cell office:value-type="float" office:value="592.125" table:style-name="ce1">
            <text:p>592.125</text:p>
          </table:table-cell>
          <table:table-cell office:value-type="float" office:value="1442.925" table:style-name="ce1">
            <text:p>1442.925</text:p>
          </table:table-cell>
          <table:table-cell office:value-type="float" office:value="1241.4749999999999" table:style-name="ce1">
            <text:p>1241.475</text:p>
          </table:table-cell>
          <table:table-cell office:value-type="float" office:value="1270.2" table:style-name="ce1">
            <text:p>1270.2</text:p>
          </table:table-cell>
          <table:table-cell office:value-type="float" office:value="2022.675" table:style-name="ce1">
            <text:p>2022.675</text:p>
          </table:table-cell>
          <table:table-cell table:style-name="ce1"/>
          <table:table-cell office:value-type="float" office:value="1.0761993866625086" table:formula="of:=[.J9]/[.L9]" table:style-name="ce1">
            <text:p>1.076199387</text:p>
          </table:table-cell>
          <table:table-cell table:number-columns-repeated="16367"/>
        </table:table-row>
        <table:table-row table:style-name="ro1">
          <table:table-cell office:value-type="float" office:value="188000" table:style-name="ce1">
            <text:p>188000</text:p>
          </table:table-cell>
          <table:table-cell office:value-type="float" office:value="188" table:style-name="ce1">
            <text:p>188</text:p>
          </table:table-cell>
          <table:table-cell office:value-type="float" office:value="361842" table:style-name="ce1">
            <text:p>361842</text:p>
          </table:table-cell>
          <table:table-cell office:value-type="float" office:value="100503" table:style-name="ce1">
            <text:p>100503</text:p>
          </table:table-cell>
          <table:table-cell office:value-type="float" office:value="100320" table:style-name="ce1">
            <text:p>100320</text:p>
          </table:table-cell>
          <table:table-cell office:value-type="float" office:value="72669" table:style-name="ce1">
            <text:p>72669</text:p>
          </table:table-cell>
          <table:table-cell office:value-type="float" office:value="71415" table:style-name="ce1">
            <text:p>71415</text:p>
          </table:table-cell>
          <table:table-cell office:value-type="float" office:value="123366" table:style-name="ce1">
            <text:p>123366</text:p>
          </table:table-cell>
          <table:table-cell table:style-name="ce1"/>
          <table:table-cell office:value-type="float" office:value="1924.691489" table:style-name="ce1">
            <text:p>1924.691489</text:p>
          </table:table-cell>
          <table:table-cell office:value-type="float" office:value="534.59042550000004" table:style-name="ce1">
            <text:p>534.5904255</text:p>
          </table:table-cell>
          <table:table-cell office:value-type="float" office:value="533.61702130000003" table:style-name="ce1">
            <text:p>533.6170213</text:p>
          </table:table-cell>
          <table:table-cell office:value-type="float" office:value="386.53723400000001" table:style-name="ce1">
            <text:p>386.537234</text:p>
          </table:table-cell>
          <table:table-cell office:value-type="float" office:value="379.86702129999998" table:style-name="ce1">
            <text:p>379.8670213</text:p>
          </table:table-cell>
          <table:table-cell office:value-type="float" office:value="656.20212770000001" table:style-name="ce1">
            <text:p>656.2021277</text:p>
          </table:table-cell>
          <table:table-cell table:style-name="ce1"/>
          <table:table-cell office:value-type="float" office:value="3.6068779895945946" table:formula="of:=[.J10]/[.L10]" table:style-name="ce1">
            <text:p>3.60687799</text:p>
          </table:table-cell>
          <table:table-cell table:number-columns-repeated="16367"/>
        </table:table-row>
        <table:table-row table:style-name="ro1">
          <table:table-cell office:value-type="float" office:value="576000" table:style-name="ce1">
            <text:p>576000</text:p>
          </table:table-cell>
          <table:table-cell office:value-type="float" office:value="576" table:style-name="ce1">
            <text:p>576</text:p>
          </table:table-cell>
          <table:table-cell office:value-type="float" office:value="1352808" table:style-name="ce1">
            <text:p>1352808</text:p>
          </table:table-cell>
          <table:table-cell office:value-type="float" office:value="313431" table:style-name="ce1">
            <text:p>313431</text:p>
          </table:table-cell>
          <table:table-cell office:value-type="float" office:value="225585" table:style-name="ce1">
            <text:p>225585</text:p>
          </table:table-cell>
          <table:table-cell office:value-type="float" office:value="136050" table:style-name="ce1">
            <text:p>136050</text:p>
          </table:table-cell>
          <table:table-cell office:value-type="float" office:value="94152" table:style-name="ce1">
            <text:p>94152</text:p>
          </table:table-cell>
          <table:table-cell office:value-type="float" office:value="78237" table:style-name="ce1">
            <text:p>78237</text:p>
          </table:table-cell>
          <table:table-cell table:style-name="ce1"/>
          <table:table-cell office:value-type="float" office:value="2348.625" table:style-name="ce1">
            <text:p>2348.625</text:p>
          </table:table-cell>
          <table:table-cell office:value-type="float" office:value="544.15104169999995" table:style-name="ce1">
            <text:p>544.1510417</text:p>
          </table:table-cell>
          <table:table-cell office:value-type="float" office:value="391.640625" table:style-name="ce1">
            <text:p>391.640625</text:p>
          </table:table-cell>
          <table:table-cell office:value-type="float" office:value="236.19791670000001" table:style-name="ce1">
            <text:p>236.1979167</text:p>
          </table:table-cell>
          <table:table-cell office:value-type="float" office:value="163.45833329999999" table:style-name="ce1">
            <text:p>163.4583333</text:p>
          </table:table-cell>
          <table:table-cell office:value-type="float" office:value="135.828125" table:style-name="ce1">
            <text:p>135.828125</text:p>
          </table:table-cell>
          <table:table-cell table:style-name="ce1"/>
          <table:table-cell office:value-type="float" office:value="5.9968880909634947" table:formula="of:=[.J11]/[.L11]" table:style-name="ce1">
            <text:p>5.996888091</text:p>
          </table:table-cell>
          <table:table-cell table:number-columns-repeated="16367"/>
        </table:table-row>
        <table:table-row table:style-name="ro1">
          <table:table-cell office:value-type="float" office:value="1204000" table:style-name="ce1">
            <text:p>1204000</text:p>
          </table:table-cell>
          <table:table-cell office:value-type="float" office:value="1204" table:style-name="ce1">
            <text:p>1204</text:p>
          </table:table-cell>
          <table:table-cell office:value-type="float" office:value="2960493" table:style-name="ce1">
            <text:p>2960493</text:p>
          </table:table-cell>
          <table:table-cell office:value-type="float" office:value="637053" table:style-name="ce1">
            <text:p>637053</text:p>
          </table:table-cell>
          <table:table-cell office:value-type="float" office:value="425316" table:style-name="ce1">
            <text:p>425316</text:p>
          </table:table-cell>
          <table:table-cell office:value-type="float" office:value="236328" table:style-name="ce1">
            <text:p>236328</text:p>
          </table:table-cell>
          <table:table-cell office:value-type="float" office:value="163278" table:style-name="ce1">
            <text:p>163278</text:p>
          </table:table-cell>
          <table:table-cell office:value-type="float" office:value="221805" table:style-name="ce1">
            <text:p>221805</text:p>
          </table:table-cell>
          <table:table-cell table:style-name="ce1"/>
          <table:table-cell office:value-type="float" office:value="2458.8812290000001" table:style-name="ce1">
            <text:p>2458.881229</text:p>
          </table:table-cell>
          <table:table-cell office:value-type="float" office:value="529.11378739999998" table:style-name="ce1">
            <text:p>529.1137874</text:p>
          </table:table-cell>
          <table:table-cell office:value-type="float" office:value="353.25249170000001" table:style-name="ce1">
            <text:p>353.2524917</text:p>
          </table:table-cell>
          <table:table-cell office:value-type="float" office:value="196.2857143" table:style-name="ce1">
            <text:p>196.2857143</text:p>
          </table:table-cell>
          <table:table-cell office:value-type="float" office:value="135.61295680000001" table:style-name="ce1">
            <text:p>135.6129568</text:p>
          </table:table-cell>
          <table:table-cell office:value-type="float" office:value="184.22342190000001" table:style-name="ce1">
            <text:p>184.2234219</text:p>
          </table:table-cell>
          <table:table-cell table:style-name="ce1"/>
          <table:table-cell office:value-type="float" office:value="6.9606904035321202" table:formula="of:=[.J12]/[.L12]" table:style-name="ce1">
            <text:p>6.960690404</text:p>
          </table:table-cell>
          <table:table-cell table:number-columns-repeated="16367"/>
        </table:table-row>
        <table:table-row table:style-name="ro1">
          <table:table-cell office:value-type="float" office:value="2072000" table:style-name="ce1">
            <text:p>2072000</text:p>
          </table:table-cell>
          <table:table-cell office:value-type="float" office:value="2072" table:style-name="ce1">
            <text:p>2072</text:p>
          </table:table-cell>
          <table:table-cell office:value-type="float" office:value="5182668" table:style-name="ce1">
            <text:p>5182668</text:p>
          </table:table-cell>
          <table:table-cell office:value-type="float" office:value="1082379" table:style-name="ce1">
            <text:p>1082379</text:p>
          </table:table-cell>
          <table:table-cell office:value-type="float" office:value="704151" table:style-name="ce1">
            <text:p>704151</text:p>
          </table:table-cell>
          <table:table-cell office:value-type="float" office:value="374397" table:style-name="ce1">
            <text:p>374397</text:p>
          </table:table-cell>
          <table:table-cell office:value-type="float" office:value="255018" table:style-name="ce1">
            <text:p>255018</text:p>
          </table:table-cell>
          <table:table-cell office:value-type="float" office:value="185895" table:style-name="ce1">
            <text:p>185895</text:p>
          </table:table-cell>
          <table:table-cell table:style-name="ce1"/>
          <table:table-cell office:value-type="float" office:value="2501.2876449999999" table:style-name="ce1">
            <text:p>2501.287645</text:p>
          </table:table-cell>
          <table:table-cell office:value-type="float" office:value="522.38368730000002" table:style-name="ce1">
            <text:p>522.3836873</text:p>
          </table:table-cell>
          <table:table-cell office:value-type="float" office:value="339.84121620000002" table:style-name="ce1">
            <text:p>339.8412162</text:p>
          </table:table-cell>
          <table:table-cell office:value-type="float" office:value="180.69353280000001" table:style-name="ce1">
            <text:p>180.6935328</text:p>
          </table:table-cell>
          <table:table-cell office:value-type="float" office:value="123.0781853" table:style-name="ce1">
            <text:p>123.0781853</text:p>
          </table:table-cell>
          <table:table-cell office:value-type="float" office:value="89.71766409" table:style-name="ce1">
            <text:p>89.71766409</text:p>
          </table:table-cell>
          <table:table-cell table:style-name="ce1"/>
          <table:table-cell office:value-type="float" office:value="7.3601656472650054" table:formula="of:=[.J13]/[.L13]" table:style-name="ce1">
            <text:p>7.360165647</text:p>
          </table:table-cell>
          <table:table-cell table:number-columns-repeated="16367"/>
        </table:table-row>
        <table:table-row table:style-name="ro1">
          <table:table-cell office:value-type="float" office:value="3180000" table:style-name="ce1">
            <text:p>3180000</text:p>
          </table:table-cell>
          <table:table-cell office:value-type="float" office:value="3180" table:style-name="ce1">
            <text:p>3180</text:p>
          </table:table-cell>
          <table:table-cell office:value-type="float" office:value="8188665" table:style-name="ce1">
            <text:p>8188665</text:p>
          </table:table-cell>
          <table:table-cell office:value-type="float" office:value="1648665" table:style-name="ce1">
            <text:p>1648665</text:p>
          </table:table-cell>
          <table:table-cell office:value-type="float" office:value="1058103" table:style-name="ce1">
            <text:p>1058103</text:p>
          </table:table-cell>
          <table:table-cell office:value-type="float" office:value="550998" table:style-name="ce1">
            <text:p>550998</text:p>
          </table:table-cell>
          <table:table-cell office:value-type="float" office:value="353610" table:style-name="ce1">
            <text:p>353610</text:p>
          </table:table-cell>
          <table:table-cell office:value-type="float" office:value="286893" table:style-name="ce1">
            <text:p>286893</text:p>
          </table:table-cell>
          <table:table-cell table:style-name="ce1"/>
          <table:table-cell office:value-type="float" office:value="2575.0518870000001" table:style-name="ce1">
            <text:p>2575.051887</text:p>
          </table:table-cell>
          <table:table-cell office:value-type="float" office:value="518.44811319999997" table:style-name="ce1">
            <text:p>518.4481132</text:p>
          </table:table-cell>
          <table:table-cell office:value-type="float" office:value="332.73679249999998" table:style-name="ce1">
            <text:p>332.7367925</text:p>
          </table:table-cell>
          <table:table-cell office:value-type="float" office:value="173.26981129999999" table:style-name="ce1">
            <text:p>173.2698113</text:p>
          </table:table-cell>
          <table:table-cell office:value-type="float" office:value="111.19811319999999" table:style-name="ce1">
            <text:p>111.1981132</text:p>
          </table:table-cell>
          <table:table-cell office:value-type="float" office:value="90.217924530000005" table:style-name="ce1">
            <text:p>90.21792453</text:p>
          </table:table-cell>
          <table:table-cell table:style-name="ce1"/>
          <table:table-cell office:value-type="float" office:value="7.7390055594768654" table:formula="of:=[.J14]/[.L14]" table:style-name="ce1">
            <text:p>7.739005559</text:p>
          </table:table-cell>
          <table:table-cell table:number-columns-repeated="16367"/>
        </table:table-row>
        <table:table-row table:style-name="ro1">
          <table:table-cell office:value-type="float" office:value="4528000" table:style-name="ce1">
            <text:p>4528000</text:p>
          </table:table-cell>
          <table:table-cell office:value-type="float" office:value="4528" table:style-name="ce1">
            <text:p>4528</text:p>
          </table:table-cell>
          <table:table-cell office:value-type="float" office:value="11471370" table:style-name="ce1">
            <text:p>11471370</text:p>
          </table:table-cell>
          <table:table-cell office:value-type="float" office:value="2339556" table:style-name="ce1">
            <text:p>2339556</text:p>
          </table:table-cell>
          <table:table-cell office:value-type="float" office:value="1489785" table:style-name="ce1">
            <text:p>1489785</text:p>
          </table:table-cell>
          <table:table-cell office:value-type="float" office:value="769338" table:style-name="ce1">
            <text:p>769338</text:p>
          </table:table-cell>
          <table:table-cell office:value-type="float" office:value="490479" table:style-name="ce1">
            <text:p>490479</text:p>
          </table:table-cell>
          <table:table-cell office:value-type="float" office:value="351708" table:style-name="ce1">
            <text:p>351708</text:p>
          </table:table-cell>
          <table:table-cell table:style-name="ce1"/>
          <table:table-cell office:value-type="float" office:value="2533.4297700000002" table:style-name="ce1">
            <text:p>2533.42977</text:p>
          </table:table-cell>
          <table:table-cell office:value-type="float" office:value="516.68639580000001" table:style-name="ce1">
            <text:p>516.6863958</text:p>
          </table:table-cell>
          <table:table-cell office:value-type="float" office:value="329.01612189999997" table:style-name="ce1">
            <text:p>329.0161219</text:p>
          </table:table-cell>
          <table:table-cell office:value-type="float" office:value="169.90680209999999" table:style-name="ce1">
            <text:p>169.9068021</text:p>
          </table:table-cell>
          <table:table-cell office:value-type="float" office:value="108.3213339" table:style-name="ce1">
            <text:p>108.3213339</text:p>
          </table:table-cell>
          <table:table-cell office:value-type="float" office:value="77.674028269999994" table:style-name="ce1">
            <text:p>77.67402827</text:p>
          </table:table-cell>
          <table:table-cell table:style-name="ce1"/>
          <table:table-cell office:value-type="float" office:value="7.7000171157874204" table:formula="of:=[.J15]/[.L15]" table:style-name="ce1">
            <text:p>7.700017116</text:p>
          </table:table-cell>
          <table:table-cell table:number-columns-repeated="16367"/>
        </table:table-row>
        <table:table-row table:style-name="ro1">
          <table:table-cell office:value-type="float" office:value="6116000" table:style-name="ce1">
            <text:p>6116000</text:p>
          </table:table-cell>
          <table:table-cell office:value-type="float" office:value="6116" table:style-name="ce1">
            <text:p>6116</text:p>
          </table:table-cell>
          <table:table-cell office:value-type="float" office:value="15533301" table:style-name="ce1">
            <text:p>15533301</text:p>
          </table:table-cell>
          <table:table-cell office:value-type="float" office:value="3149799" table:style-name="ce1">
            <text:p>3149799</text:p>
          </table:table-cell>
          <table:table-cell office:value-type="float" office:value="1997376" table:style-name="ce1">
            <text:p>1997376</text:p>
          </table:table-cell>
          <table:table-cell office:value-type="float" office:value="1022160" table:style-name="ce1">
            <text:p>1022160</text:p>
          </table:table-cell>
          <table:table-cell office:value-type="float" office:value="587439" table:style-name="ce1">
            <text:p>587439</text:p>
          </table:table-cell>
          <table:table-cell office:value-type="float" office:value="394947" table:style-name="ce1">
            <text:p>394947</text:p>
          </table:table-cell>
          <table:table-cell table:style-name="ce1"/>
          <table:table-cell office:value-type="float" office:value="2539.781066" table:style-name="ce1">
            <text:p>2539.781066</text:p>
          </table:table-cell>
          <table:table-cell office:value-type="float" office:value="515.00964680000004" table:style-name="ce1">
            <text:p>515.0096468</text:p>
          </table:table-cell>
          <table:table-cell office:value-type="float" office:value="326.58207979999997" table:style-name="ce1">
            <text:p>326.5820798</text:p>
          </table:table-cell>
          <table:table-cell office:value-type="float" office:value="167.1288424" table:style-name="ce1">
            <text:p>167.1288424</text:p>
          </table:table-cell>
          <table:table-cell office:value-type="float" office:value="96.049542180000003" table:style-name="ce1">
            <text:p>96.04954218</text:p>
          </table:table-cell>
          <table:table-cell office:value-type="float" office:value="64.576030090000003" table:style-name="ce1">
            <text:p>64.57603009</text:p>
          </table:table-cell>
          <table:table-cell table:style-name="ce1"/>
          <table:table-cell office:value-type="float" office:value="7.7768537317031328" table:formula="of:=[.J16]/[.L16]" table:style-name="ce1">
            <text:p>7.776853732</text:p>
          </table:table-cell>
          <table:table-cell table:number-columns-repeated="16367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7944" table:style-name="ce1">
            <text:p>7944</text:p>
          </table:table-cell>
          <table:table-cell office:value-type="float" office:value="20213046" table:style-name="ce1">
            <text:p>20213046</text:p>
          </table:table-cell>
          <table:table-cell office:value-type="float" office:value="4088031" table:style-name="ce1">
            <text:p>4088031</text:p>
          </table:table-cell>
          <table:table-cell office:value-type="float" office:value="2592804" table:style-name="ce1">
            <text:p>2592804</text:p>
          </table:table-cell>
          <table:table-cell office:value-type="float" office:value="1323222" table:style-name="ce1">
            <text:p>1323222</text:p>
          </table:table-cell>
          <table:table-cell office:value-type="float" office:value="828240" table:style-name="ce1">
            <text:p>828240</text:p>
          </table:table-cell>
          <table:table-cell office:value-type="float" office:value="418923" table:style-name="ce1">
            <text:p>418923</text:p>
          </table:table-cell>
          <table:table-cell table:style-name="ce1"/>
          <table:table-cell office:value-type="float" office:value="2544.4418430000001" table:style-name="ce1">
            <text:p>2544.441843</text:p>
          </table:table-cell>
          <table:table-cell office:value-type="float" office:value="514.60611779999999" table:style-name="ce1">
            <text:p>514.6061178</text:p>
          </table:table-cell>
          <table:table-cell office:value-type="float" office:value="326.38519639999998" table:style-name="ce1">
            <text:p>326.3851964</text:p>
          </table:table-cell>
          <table:table-cell office:value-type="float" office:value="166.56873110000001" table:style-name="ce1">
            <text:p>166.5687311</text:p>
          </table:table-cell>
          <table:table-cell office:value-type="float" office:value="104.2598187" table:style-name="ce1">
            <text:p>104.2598187</text:p>
          </table:table-cell>
          <table:table-cell office:value-type="float" office:value="52.734516620000001" table:style-name="ce1">
            <text:p>52.73451662</text:p>
          </table:table-cell>
          <table:table-cell table:style-name="ce1"/>
          <table:table-cell office:value-type="float" office:value="7.7958249058626734" table:formula="of:=[.J17]/[.L17]" table:style-name="ce1">
            <text:p>7.795824906</text:p>
          </table:table-cell>
          <table:table-cell table:number-columns-repeated="16367"/>
        </table:table-row>
        <table:table-row table:style-name="ro1">
          <table:table-cell office:value-type="float" office:value="10012000" table:style-name="ce1">
            <text:p>10012000</text:p>
          </table:table-cell>
          <table:table-cell office:value-type="float" office:value="10012" table:style-name="ce1">
            <text:p>10012</text:p>
          </table:table-cell>
          <table:table-cell office:value-type="float" office:value="25520226" table:style-name="ce1">
            <text:p>25520226</text:p>
          </table:table-cell>
          <table:table-cell office:value-type="float" office:value="5217354" table:style-name="ce1">
            <text:p>5217354</text:p>
          </table:table-cell>
          <table:table-cell office:value-type="float" office:value="3244656" table:style-name="ce1">
            <text:p>3244656</text:p>
          </table:table-cell>
          <table:table-cell office:value-type="float" office:value="1645410" table:style-name="ce1">
            <text:p>1645410</text:p>
          </table:table-cell>
          <table:table-cell office:value-type="float" office:value="1070658" table:style-name="ce1">
            <text:p>1070658</text:p>
          </table:table-cell>
          <table:table-cell office:value-type="float" office:value="664197" table:style-name="ce1">
            <text:p>664197</text:p>
          </table:table-cell>
          <table:table-cell table:style-name="ce1"/>
          <table:table-cell office:value-type="float" office:value="2548.963843" table:style-name="ce1">
            <text:p>2548.963843</text:p>
          </table:table-cell>
          <table:table-cell office:value-type="float" office:value="521.11006789999999" table:style-name="ce1">
            <text:p>521.1100679</text:p>
          </table:table-cell>
          <table:table-cell office:value-type="float" office:value="324.076708" table:style-name="ce1">
            <text:p>324.076708</text:p>
          </table:table-cell>
          <table:table-cell office:value-type="float" office:value="164.34378749999999" table:style-name="ce1">
            <text:p>164.3437875</text:p>
          </table:table-cell>
          <table:table-cell office:value-type="float" office:value="106.93747500000001" table:style-name="ce1">
            <text:p>106.937475</text:p>
          </table:table-cell>
          <table:table-cell office:value-type="float" office:value="66.340091889999997" table:style-name="ce1">
            <text:p>66.34009189</text:p>
          </table:table-cell>
          <table:table-cell table:style-name="ce1"/>
          <table:table-cell office:value-type="float" office:value="7.8653102184684007" table:formula="of:=[.J18]/[.L18]" table:style-name="ce1">
            <text:p>7.865310218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keup delay calculated 1.00570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07292in" svg:y="0.16146in" svg:width="8.53125in" svg:height="4.973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2" draw:id="id1" draw:style-name="a1" draw:name="Chart 2" svg:x="0.13542in" svg:y="0.17708in" svg:width="8.53125in" svg:height="4.9739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Josh Yeh</dc:creator>
    <meta:creation-date>2025-02-17T05:23:17Z</meta:creation-date>
    <dc:date>2025-02-19T02:12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maximum="5000" chart:minimum="5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5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8.1251181102362pt" svg:width="614.2499212598424pt" chart:style-name="Crt0">
        <chart:title chart:style-name="CT00">
          <text:p text:style-name="a0" text:class-names="" text:cond-style-name="">CPE Comparisons between the 6 Methods</text:p>
        </chart:title>
        <chart:legend style:legend-expansion="custom" style:legend-expansion-aspect-ratio="8.946180397856299" svg:width="356.73pt" svg:height="39.87511811023622pt" svg:x="91.98330708661418pt" svg:y="275.25pt" chart:style-name="Lgnd"/>
        <chart:plot-area svg:x="12.20503937007874pt" svg:y="31.59740157480315pt" svg:width="597.0448818897638pt" svg:height="302.4474803149606pt" chart:style-name="Plt0">
          <chart:axis chart:dimension="y" chart:name="primary-y" chart:style-name="Axs0">
            <chart:title chart:style-name="AT00">
              <text:p text:style-name="a1" text:class-names="" text:cond-style-name="">CPE (Cycles/1000, Log Scale)</text:p>
            </chart:title>
            <chart:grid chart:class="major" chart:style-name="GMa0"/>
          </chart:axis>
          <chart:axis chart:dimension="x" chart:name="primary-x" chart:style-name="Axs1">
            <chart:title svg:x="268.6595275590551pt" svg:y="334.0449606299212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1a+b.$J$8" chart:values-cell-range-address="1a+b.$J$9:.$J$18" chart:class="chart:scatter" chart:attached-axis="primary-y" chart:style-name="G0S0">
            <chart:domain table:cell-range-address="1a+b.$B$9:.$B$18"/>
            <chart:data-point chart:repeated="10"/>
          </chart:series>
          <chart:series chart:label-cell-address="1a+b.$K$8" chart:values-cell-range-address="1a+b.$K$9:.$K$18" chart:class="chart:scatter" chart:attached-axis="primary-y" chart:style-name="G0S1">
            <chart:domain table:cell-range-address="1a+b.$B$9:.$B$18"/>
            <chart:data-point chart:repeated="10"/>
          </chart:series>
          <chart:series chart:label-cell-address="1a+b.$L$8" chart:values-cell-range-address="1a+b.$L$9:.$L$18" chart:class="chart:scatter" chart:attached-axis="primary-y" chart:style-name="G0S2">
            <chart:domain table:cell-range-address="1a+b.$B$9:.$B$18"/>
            <chart:data-point chart:repeated="10"/>
          </chart:series>
          <chart:series chart:label-cell-address="1a+b.$M$8" chart:values-cell-range-address="1a+b.$M$9:.$M$18" chart:class="chart:scatter" chart:attached-axis="primary-y" chart:style-name="G0S3">
            <chart:domain table:cell-range-address="1a+b.$B$9:.$B$18"/>
            <chart:data-point chart:repeated="10"/>
          </chart:series>
          <chart:series chart:label-cell-address="1a+b.$N$8" chart:values-cell-range-address="1a+b.$N$9:.$N$18" chart:class="chart:scatter" chart:attached-axis="primary-y" chart:style-name="G0S4">
            <chart:domain table:cell-range-address="1a+b.$B$9:.$B$18"/>
            <chart:data-point chart:repeated="10"/>
          </chart:series>
          <chart:series chart:label-cell-address="1a+b.$O$8" chart:values-cell-range-address="1a+b.$O$9:.$O$18" chart:class="chart:scatter" chart:attached-axis="primary-y" chart:style-name="G0S5">
            <chart:domain table:cell-range-address="1a+b.$B$9:.$B$18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aximum="5000" chart:minimum="5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5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8.1251181102362pt" svg:width="614.2499212598424pt" chart:style-name="Crt0">
        <chart:title chart:style-name="CT00">
          <text:p text:style-name="a0" text:class-names="" text:cond-style-name="">CPE of combine8_2 + combine8_6</text:p>
        </chart:title>
        <chart:legend style:legend-expansion="custom" style:legend-expansion-aspect-ratio="18.861077671080754" svg:width="318.2829133858268pt" svg:height="16.87511811023622pt" svg:x="164.9833070866141pt" svg:y="294.25pt" chart:style-name="Lgnd"/>
        <chart:plot-area svg:x="12.20503937007874pt" svg:y="31.59740157480315pt" svg:width="597.0448818897638pt" svg:height="302.4474803149606pt" chart:style-name="Plt0">
          <chart:axis chart:dimension="y" chart:name="primary-y" chart:style-name="Axs0">
            <chart:title chart:style-name="AT00">
              <text:p text:style-name="a1" text:class-names="" text:cond-style-name="">CPE (Cycles/1000, Log Scale)</text:p>
            </chart:title>
            <chart:grid chart:class="major" chart:style-name="GMa0"/>
          </chart:axis>
          <chart:axis chart:dimension="x" chart:name="primary-x" chart:style-name="Axs1">
            <chart:title svg:x="268.6595275590551pt" svg:y="334.0449606299212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1a+b.$M$8" chart:values-cell-range-address="1a+b.$M$9:.$M$18" chart:class="chart:scatter" chart:attached-axis="primary-y" chart:style-name="G0S0">
            <chart:domain table:cell-range-address="1a+b.$B$9:.$B$18"/>
            <chart:data-point chart:repeated="10"/>
          </chart:series>
          <chart:series chart:label-cell-address="1a+b.$O$8" chart:values-cell-range-address="1a+b.$O$9:.$O$18" chart:class="chart:scatter" chart:attached-axis="primary-y" chart:style-name="G0S1">
            <chart:domain table:cell-range-address="1a+b.$B$9:.$B$18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